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[.C1]*[.B1]" office:value-type="float" office:value="0.5" calcext:value-type="float">
            <text:p>0.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J1]/32*[.I1]"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float" office:value="0.5" calcext:value-type="float">
            <text:p>0.5</text:p>
          </table:table-cell>
          <table:table-cell table:formula="of:=[.C2]*[.B2]" office:value-type="float" office:value="696" calcext:value-type="float">
            <text:p>696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table:formula="of:=[.J2]/32*[.I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[.C3]*[.B3]" office:value-type="float" office:value="4.5" calcext:value-type="float">
            <text:p>4.5</text:p>
          </table:table-cell>
          <table:table-cell table:number-columns-repeated="4"/>
          <table:table-cell office:value-type="float" office:value="1314404" calcext:value-type="float">
            <text:p>1314404</text:p>
          </table:table-cell>
          <table:table-cell office:value-type="float" office:value="16" calcext:value-type="float">
            <text:p>16</text:p>
          </table:table-cell>
          <table:table-cell table:formula="of:=[.J3]/32*[.I3]" office:value-type="float" office:value="657202" calcext:value-type="float">
            <text:p>6572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14" calcext:value-type="float">
            <text:p>4414</text:p>
          </table:table-cell>
          <table:table-cell office:value-type="float" office:value="1" calcext:value-type="float">
            <text:p>1</text:p>
          </table:table-cell>
          <table:table-cell table:formula="of:=[.C4]*[.B4]" office:value-type="float" office:value="4414" calcext:value-type="float">
            <text:p>4414</text:p>
          </table:table-cell>
          <table:table-cell table:formula="of:=([.D1]+[.D2]+[.D3]+[.D4])/([.B1]+[.B2]+[.B3]+[.B4])" office:value-type="float" office:value="0.879772961816305" calcext:value-type="float">
            <text:p>0.879772961816305</text:p>
          </table:table-cell>
          <table:table-cell table:number-columns-repeated="3"/>
          <table:table-cell office:value-type="float" office:value="6466427" calcext:value-type="float">
            <text:p>6466427</text:p>
          </table:table-cell>
          <table:table-cell office:value-type="float" office:value="32" calcext:value-type="float">
            <text:p>32</text:p>
          </table:table-cell>
          <table:table-cell table:formula="of:=[.J4]/32*[.I4]" office:value-type="float" office:value="6466427" calcext:value-type="float">
            <text:p>6466427</text:p>
          </table:table-cell>
          <table:table-cell table:formula="of:=([.K1]+[.K2]+[.K3]+[.K4])/([.I1]+[.I2]+[.I3]+[.I4])" office:value-type="float" office:value="0.915461666266795" calcext:value-type="float">
            <text:p>0.91546166626679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C5]*[.B5]" office:value-type="float" office:value="0.25" calcext:value-type="float">
            <text:p>0.25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[.J5]/32*[.I5]" office:value-type="float" office:value="20.25" calcext:value-type="float">
            <text:p>2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0.5" calcext:value-type="float">
            <text:p>0.5</text:p>
          </table:table-cell>
          <table:table-cell table:formula="of:=[.C6]*[.B6]" office:value-type="float" office:value="348" calcext:value-type="float">
            <text:p>348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J6]/32*[.I6]" office:value-type="float" office:value="202.5" calcext:value-type="float">
            <text:p>20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[.C7]*[.B7]" office:value-type="float" office:value="2.25" calcext:value-type="float">
            <text:p>2.25</text:p>
          </table:table-cell>
          <table:table-cell table:number-columns-repeated="4"/>
          <table:table-cell office:value-type="float" office:value="1472768" calcext:value-type="float">
            <text:p>1472768</text:p>
          </table:table-cell>
          <table:table-cell office:value-type="float" office:value="16" calcext:value-type="float">
            <text:p>16</text:p>
          </table:table-cell>
          <table:table-cell table:formula="of:=[.J7]/32*[.I7]" office:value-type="float" office:value="736384" calcext:value-type="float">
            <text:p>736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float" office:value="1" calcext:value-type="float">
            <text:p>1</text:p>
          </table:table-cell>
          <table:table-cell table:formula="of:=[.C8]*[.B8]" office:value-type="float" office:value="3710" calcext:value-type="float">
            <text:p>3710</text:p>
          </table:table-cell>
          <table:table-cell table:formula="of:=([.D5]+[.D6]+[.D7]+[.D8])/([.B5]+[.B6]+[.B7]+[.B8])" office:value-type="float" office:value="0.920748299319728" calcext:value-type="float">
            <text:p>0.920748299319728</text:p>
          </table:table-cell>
          <table:table-cell table:number-columns-repeated="3"/>
          <table:table-cell office:value-type="float" office:value="8578692" calcext:value-type="float">
            <text:p>8578692</text:p>
          </table:table-cell>
          <table:table-cell office:value-type="float" office:value="32" calcext:value-type="float">
            <text:p>32</text:p>
          </table:table-cell>
          <table:table-cell table:formula="of:=[.J8]/32*[.I8]" office:value-type="float" office:value="8578692" calcext:value-type="float">
            <text:p>8578692</text:p>
          </table:table-cell>
          <table:table-cell table:formula="of:=([.K5]+[.K6]+[.K7]+[.K8])/([.I5]+[.I6]+[.I7]+[.I8])" office:value-type="float" office:value="0.926671152811578" calcext:value-type="float">
            <text:p>0.92667115281157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[.C9]*[.B9]" office:value-type="float" office:value="0.75" calcext:value-type="float">
            <text:p>0.75</text:p>
          </table:table-cell>
          <table:table-cell table:number-columns-repeated="4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formula="of:=[.J9]/32*[.I9]" office:value-type="float" office:value="37.25" calcext:value-type="float">
            <text:p>37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0.5" calcext:value-type="float">
            <text:p>0.5</text:p>
          </table:table-cell>
          <table:table-cell table:formula="of:=[.C10]*[.B10]" office:value-type="float" office:value="1044" calcext:value-type="float">
            <text:p>1044</text:p>
          </table:table-cell>
          <table:table-cell table:number-columns-repeated="4"/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table:formula="of:=[.J10]/32*[.I10]" office:value-type="float" office:value="372.5" calcext:value-type="float">
            <text:p>37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formula="of:=[.C11]*[.B11]" office:value-type="float" office:value="6.75" calcext:value-type="float">
            <text:p>6.75</text:p>
          </table:table-cell>
          <table:table-cell table:number-columns-repeated="4"/>
          <table:table-cell office:value-type="float" office:value="2778798" calcext:value-type="float">
            <text:p>2778798</text:p>
          </table:table-cell>
          <table:table-cell office:value-type="float" office:value="16" calcext:value-type="float">
            <text:p>16</text:p>
          </table:table-cell>
          <table:table-cell table:formula="of:=[.J11]/32*[.I11]" office:value-type="float" office:value="1389399" calcext:value-type="float">
            <text:p>1389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21" calcext:value-type="float">
            <text:p>11621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11621" calcext:value-type="float">
            <text:p>11621</text:p>
          </table:table-cell>
          <table:table-cell table:formula="of:=([.D9]+[.D10]+[.D11]+[.D12])/([.B9]+[.B10]+[.B11]+[.B12])" office:value-type="float" office:value="0.923584286859558" calcext:value-type="float">
            <text:p>0.923584286859558</text:p>
          </table:table-cell>
          <table:table-cell table:number-columns-repeated="3"/>
          <table:table-cell office:value-type="float" office:value="16861754" calcext:value-type="float">
            <text:p>16861754</text:p>
          </table:table-cell>
          <table:table-cell office:value-type="float" office:value="32" calcext:value-type="float">
            <text:p>32</text:p>
          </table:table-cell>
          <table:table-cell table:formula="of:=[.J12]/32*[.I12]" office:value-type="float" office:value="16861754" calcext:value-type="float">
            <text:p>16861754</text:p>
          </table:table-cell>
          <table:table-cell table:formula="of:=([.K9]+[.K10]+[.K11]+[.K12])/([.I9]+[.I10]+[.I11]+[.I12])" office:value-type="float" office:value="0.929194930441078" calcext:value-type="float">
            <text:p>0.92919493044107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[.C13]*[.B13]" office:value-type="float" office:value="0.5" calcext:value-type="float">
            <text:p>0.5</text:p>
          </table:table-cell>
          <table:table-cell table:number-columns-repeated="4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formula="of:=[.J13]/32*[.I13]" office:value-type="float" office:value="37.25" calcext:value-type="float">
            <text:p>37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0.5" calcext:value-type="float">
            <text:p>0.5</text:p>
          </table:table-cell>
          <table:table-cell table:formula="of:=[.C14]*[.B14]" office:value-type="float" office:value="767" calcext:value-type="float">
            <text:p>767</text:p>
          </table:table-cell>
          <table:table-cell table:number-columns-repeated="4"/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table:formula="of:=[.J14]/32*[.I14]" office:value-type="float" office:value="372.5" calcext:value-type="float">
            <text:p>37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[.C15]*[.B15]" office:value-type="float" office:value="4.5" calcext:value-type="float">
            <text:p>4.5</text:p>
          </table:table-cell>
          <table:table-cell table:number-columns-repeated="4"/>
          <table:table-cell office:value-type="float" office:value="2778798" calcext:value-type="float">
            <text:p>2778798</text:p>
          </table:table-cell>
          <table:table-cell office:value-type="float" office:value="16" calcext:value-type="float">
            <text:p>16</text:p>
          </table:table-cell>
          <table:table-cell table:formula="of:=[.J15]/32*[.I15]" office:value-type="float" office:value="1389399" calcext:value-type="float">
            <text:p>1389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13" calcext:value-type="float">
            <text:p>7813</text:p>
          </table:table-cell>
          <table:table-cell office:value-type="float" office:value="1" calcext:value-type="float">
            <text:p>1</text:p>
          </table:table-cell>
          <table:table-cell table:formula="of:=[.C16]*[.B16]" office:value-type="float" office:value="7813" calcext:value-type="float">
            <text:p>7813</text:p>
          </table:table-cell>
          <table:table-cell table:formula="of:=([.D13]+[.D14]+[.D15]+[.D16])/([.B13]+[.B14]+[.B15]+[.B16])" office:value-type="float" office:value="0.917691074291822" calcext:value-type="float">
            <text:p>0.917691074291822</text:p>
          </table:table-cell>
          <table:table-cell table:number-columns-repeated="3"/>
          <table:table-cell office:value-type="float" office:value="16861754" calcext:value-type="float">
            <text:p>16861754</text:p>
          </table:table-cell>
          <table:table-cell office:value-type="float" office:value="32" calcext:value-type="float">
            <text:p>32</text:p>
          </table:table-cell>
          <table:table-cell table:formula="of:=[.J16]/32*[.I16]" office:value-type="float" office:value="16861754" calcext:value-type="float">
            <text:p>16861754</text:p>
          </table:table-cell>
          <table:table-cell table:formula="of:=([.K13]+[.K14]+[.K15]+[.K16])/([.I13]+[.I14]+[.I15]+[.I16])" office:value-type="float" office:value="0.929194930441078" calcext:value-type="float">
            <text:p>0.92919493044107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[.C17]*[.B17]" office:value-type="float" office:value="0.75" calcext:value-type="float">
            <text:p>0.75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[.J17]/32*[.I1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float" office:value="0.5" calcext:value-type="float">
            <text:p>0.5</text:p>
          </table:table-cell>
          <table:table-cell table:formula="of:=[.C18]*[.B18]" office:value-type="float" office:value="777" calcext:value-type="float">
            <text:p>77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table:formula="of:=[.J18]/32*[.I18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formula="of:=[.C19]*[.B19]" office:value-type="float" office:value="3.75" calcext:value-type="float">
            <text:p>3.75</text:p>
          </table:table-cell>
          <table:table-cell table:number-columns-repeated="4"/>
          <table:table-cell office:value-type="float" office:value="925584" calcext:value-type="float">
            <text:p>925584</text:p>
          </table:table-cell>
          <table:table-cell office:value-type="float" office:value="16" calcext:value-type="float">
            <text:p>16</text:p>
          </table:table-cell>
          <table:table-cell table:formula="of:=[.J19]/32*[.I19]" office:value-type="float" office:value="462792" calcext:value-type="float">
            <text:p>4627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30" calcext:value-type="float">
            <text:p>8930</text:p>
          </table:table-cell>
          <table:table-cell office:value-type="float" office:value="1" calcext:value-type="float">
            <text:p>1</text:p>
          </table:table-cell>
          <table:table-cell table:formula="of:=[.C20]*[.B20]" office:value-type="float" office:value="8930" calcext:value-type="float">
            <text:p>8930</text:p>
          </table:table-cell>
          <table:table-cell table:formula="of:=([.D17]+[.D18]+[.D19]+[.D20])/([.B17]+[.B18]+[.B19]+[.B20])" office:value-type="float" office:value="0.925609988562714" calcext:value-type="float">
            <text:p>0.925609988562714</text:p>
          </table:table-cell>
          <table:table-cell table:number-columns-repeated="3"/>
          <table:table-cell office:value-type="float" office:value="6824052" calcext:value-type="float">
            <text:p>6824052</text:p>
          </table:table-cell>
          <table:table-cell office:value-type="float" office:value="32" calcext:value-type="float">
            <text:p>32</text:p>
          </table:table-cell>
          <table:table-cell table:formula="of:=[.J20]/32*[.I20]" office:value-type="float" office:value="6824052" calcext:value-type="float">
            <text:p>6824052</text:p>
          </table:table-cell>
          <table:table-cell table:formula="of:=([.K17]+[.K18]+[.K19]+[.K20])/([.I17]+[.I18]+[.I19]+[.I20])" office:value-type="float" office:value="0.940222642163823" calcext:value-type="float">
            <text:p>0.94022264216382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[.C21]*[.B21]" office:value-type="float" office:value="0.75" calcext:value-type="float">
            <text:p>0.7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21]/32*[.I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0.5" calcext:value-type="float">
            <text:p>0.5</text:p>
          </table:table-cell>
          <table:table-cell table:formula="of:=[.C22]*[.B22]" office:value-type="float" office:value="935" calcext:value-type="float">
            <text:p>93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22]/32*[.I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formula="of:=[.C23]*[.B23]" office:value-type="float" office:value="3.75" calcext:value-type="float">
            <text:p>3.7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J23]/32*[.I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25" calcext:value-type="float">
            <text:p>11725</text:p>
          </table:table-cell>
          <table:table-cell office:value-type="float" office:value="1" calcext:value-type="float">
            <text:p>1</text:p>
          </table:table-cell>
          <table:table-cell table:formula="of:=[.C24]*[.B24]" office:value-type="float" office:value="11725" calcext:value-type="float">
            <text:p>11725</text:p>
          </table:table-cell>
          <table:table-cell table:formula="of:=([.D21]+[.D22]+[.D23]+[.D24])/([.B21]+[.B22]+[.B23]+[.B24])" office:value-type="float" office:value="0.931007865911931" calcext:value-type="float">
            <text:p>0.9310078659119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J24]/32*[.I24]" office:value-type="float" office:value="9" calcext:value-type="float">
            <text:p>9</text:p>
          </table:table-cell>
          <table:table-cell table:formula="of:=([.K21]+[.K22]+[.K23]+[.K24])/([.I21]+[.I22]+[.I23]+[.I24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[.C25]*[.B25]" office:value-type="float" office:value="0.5" calcext:value-type="float">
            <text:p>0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25]/32*[.I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float" office:value="0.5" calcext:value-type="float">
            <text:p>0.5</text:p>
          </table:table-cell>
          <table:table-cell table:formula="of:=[.C26]*[.B26]" office:value-type="float" office:value="696" calcext:value-type="float">
            <text:p>69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26]/32*[.I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[.C27]*[.B27]" office:value-type="float" office:value="4.5" calcext:value-type="float">
            <text:p>4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J27]/32*[.I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87" calcext:value-type="float">
            <text:p>6787</text:p>
          </table:table-cell>
          <table:table-cell office:value-type="float" office:value="1" calcext:value-type="float">
            <text:p>1</text:p>
          </table:table-cell>
          <table:table-cell table:formula="of:=[.C28]*[.B28]" office:value-type="float" office:value="6787" calcext:value-type="float">
            <text:p>6787</text:p>
          </table:table-cell>
          <table:table-cell table:formula="of:=([.D25]+[.D26]+[.D27]+[.D28])/([.B25]+[.B26]+[.B27]+[.B28])" office:value-type="float" office:value="0.914620740197875" calcext:value-type="float">
            <text:p>0.9146207401978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J28]/32*[.I28]" office:value-type="float" office:value="9" calcext:value-type="float">
            <text:p>9</text:p>
          </table:table-cell>
          <table:table-cell table:formula="of:=([.K25]+[.K26]+[.K27]+[.K28])/([.I25]+[.I26]+[.I27]+[.I28])" office:value-type="float" office:value="1" calcext:value-type="float">
            <text:p>1</text:p>
          </table:table-cell>
          <table:table-cell table:formula="of:=AVERAGE([.E4];[.E8];[.E12];[.E16];[.E20];[.E24];[.E28];[.E32];[.E36];[.L28];[.L24];[.L20];[.L16];[.L12];[.L8];[.L4])" office:value-type="float" office:value="0.928924442927786" calcext:value-type="float">
            <text:p>0.9289244429277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C29]*[.B29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0.5" calcext:value-type="float">
            <text:p>0.5</text:p>
          </table:table-cell>
          <table:table-cell table:formula="of:=[.C30]*[.B30]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[.C31]*[.B31]" office:value-type="float" office:value="2.25" calcext:value-type="float">
            <text:p>2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float" office:value="1" calcext:value-type="float">
            <text:p>1</text:p>
          </table:table-cell>
          <table:table-cell table:formula="of:=[.C32]*[.B32]" office:value-type="float" office:value="4855" calcext:value-type="float">
            <text:p>4855</text:p>
          </table:table-cell>
          <table:table-cell table:formula="of:=([.D29]+[.D30]+[.D31]+[.D32])/([.B29]+[.B30]+[.B31]+[.B32])" office:value-type="float" office:value="0.916680967908014" calcext:value-type="float">
            <text:p>0.9166809679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C33]*[.B3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0.5" calcext:value-type="float">
            <text:p>0.5</text:p>
          </table:table-cell>
          <table:table-cell table:formula="of:=[.C34]*[.B34]" office:value-type="float" office:value="884.5" calcext:value-type="float">
            <text:p>88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formula="of:=[.C35]*[.B35]" office:value-type="float" office:value="5.25" calcext:value-type="float">
            <text:p>5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 office:value-type="float" office:value="1" calcext:value-type="float">
            <text:p>1</text:p>
          </table:table-cell>
          <table:table-cell table:formula="of:=[.C36]*[.B36]" office:value-type="float" office:value="6479" calcext:value-type="float">
            <text:p>6479</text:p>
          </table:table-cell>
          <table:table-cell table:formula="of:=([.D33]+[.D34]+[.D35]+[.D36])/([.B33]+[.B34]+[.B35]+[.B36])" office:value-type="float" office:value="0.892329579852282" calcext:value-type="float">
            <text:p>0.8923295798522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6:31.434843372</meta:creation-date>
    <dc:date>2019-08-15T15:27:03.170810834</dc:date>
    <meta:editing-duration>PT3H21S</meta:editing-duration>
    <meta:editing-cycles>1</meta:editing-cycles>
    <meta:document-statistic meta:table-count="1" meta:cell-count="209" meta:object-count="0"/>
    <meta:generator>LibreOffice/6.0.7.3$Linux_X86_64 LibreOffice_project/00m0$Build-3</meta:generator>
  </office:meta>
</office:document-meta>
</file>